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r2" style:family="presentation" style:parent-style-name="標準-notes">
      <style:graphic-properties draw:fill-color="#ffffff" fo:min-height="13.114cm"/>
    </style:style>
    <style:style style:name="co1" style:family="table-column">
      <style:table-column-properties style:column-width="1.793cm" style:use-optimal-column-width="false"/>
    </style:style>
    <style:style style:name="co2" style:family="table-column">
      <style:table-column-properties style:column-width="1.898cm" style:use-optimal-column-width="false"/>
    </style:style>
    <style:style style:name="co3" style:family="table-column">
      <style:table-column-properties style:column-width="8.965cm" style:use-optimal-column-width="false"/>
    </style:style>
    <style:style style:name="co4" style:family="table-column">
      <style:table-column-properties style:column-width="5.379cm" style:use-optimal-column-width="false"/>
    </style:style>
    <style:style style:name="co5" style:family="table-column">
      <style:table-column-properties style:column-width="4.183cm" style:use-optimal-column-width="false"/>
    </style:style>
    <style:style style:name="co6" style:family="table-column">
      <style:table-column-properties style:column-width="5.574cm" style:use-optimal-column-width="false"/>
    </style:style>
    <style:style style:name="co7" style:family="table-column">
      <style:table-column-properties style:column-width="5.596cm" style:use-optimal-column-width="false"/>
    </style:style>
    <style:style style:name="co8" style:family="table-column">
      <style:table-column-properties style:column-width="5.599cm" style:use-optimal-column-width="false"/>
    </style:style>
    <style:style style:name="co9" style:family="table-column">
      <style:table-column-properties style:column-width="11.407cm" style:use-optimal-column-width="false"/>
    </style:style>
    <style:style style:name="co10" style:family="table-column">
      <style:table-column-properties style:column-width="7.036cm" style:use-optimal-column-width="false"/>
    </style:style>
    <style:style style:name="co11" style:family="table-column">
      <style:table-column-properties style:column-width="7.056cm" style:use-optimal-column-width="false"/>
    </style:style>
    <style:style style:name="co12" style:family="table-column">
      <style:table-column-properties style:column-width="7.049cm" style:use-optimal-column-width="false"/>
    </style:style>
    <style:style style:name="co13" style:family="table-column">
      <style:table-column-properties style:column-width="7.05cm" style:use-optimal-column-width="false"/>
    </style:style>
    <style:style style:name="co14" style:family="table-column">
      <style:table-column-properties style:column-width="5.146cm" style:use-optimal-column-width="false"/>
    </style:style>
    <style:style style:name="co15" style:family="table-column">
      <style:table-column-properties style:column-width="7.205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1.262cm"/>
    </style:style>
    <style:style style:name="ro3" style:family="table-row">
      <style:table-row-properties style:row-height="0.954cm"/>
    </style:style>
    <style:style style:name="ro4" style:family="table-row">
      <style:table-row-properties style:row-height="1.16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420e" style:repeat="repeat"/>
      <style:text-properties fo:font-size="11pt" style:font-size-asian="11pt" style:font-size-complex="11pt"/>
    </style:style>
    <style:style style:name="ce3" style:family="table-cell">
      <style:graphic-properties draw:fill="solid" draw:fill-color="#ffd320" style:repeat="repeat"/>
      <style:text-properties fo:font-size="11pt" style:font-size-asian="11pt" style:font-size-complex="11pt"/>
    </style:style>
    <style:style style:name="ce4" style:family="table-cell">
      <style:graphic-properties draw:fill="solid" draw:fill-color="#aecf00" style:repeat="repeat"/>
      <style:text-properties fo:font-size="11pt" style:font-size-asian="11pt" style:font-size-complex="11pt"/>
    </style:style>
    <style:style style:name="ce5" style:family="table-cell">
      <style:graphic-properties draw:fill="solid" draw:fill-color="#ff420e" style:repeat="repeat"/>
    </style:style>
    <style:style style:name="ce6" style:family="table-cell">
      <style:graphic-properties draw:fill="solid" draw:fill-color="#0066cc" style:repeat="repeat"/>
      <style:text-properties fo:font-size="11pt" style:font-size-asian="11pt" style:font-size-complex="11pt"/>
    </style:style>
    <style:style style:name="ce7" style:family="table-cell">
      <style:graphic-properties draw:fill="solid" draw:fill-color="#00ffff" style:repeat="repeat"/>
      <style:text-properties fo:font-size="14pt" style:font-size-asian="14pt" style:font-size-complex="14pt"/>
    </style:style>
    <style:style style:name="ce8" style:family="table-cell">
      <style:graphic-properties draw:fill="solid" draw:fill-color="#e6ff00" style:repeat="repeat"/>
      <style:text-properties fo:font-size="14pt" style:font-size-asian="14pt" style:font-size-complex="14pt"/>
    </style:style>
    <style:style style:name="ce9" style:family="table-cell">
      <style:graphic-properties draw:fill="solid" draw:fill-color="#e6e6e6" style:repeat="repeat"/>
      <style:text-properties fo:font-size="14pt" style:font-size-asian="14pt" style:font-size-complex="14pt"/>
    </style:style>
    <style:style style:name="ce10" style:family="table-cell">
      <style:graphic-properties draw:fill="solid" draw:fill-color="#23ff23" style:repeat="repeat"/>
      <style:text-properties fo:font-size="14pt" style:font-size-asian="14pt" style:font-size-complex="14pt"/>
    </style:style>
    <style:style style:name="ce11" style:family="table-cell">
      <style:graphic-properties draw:fill="solid" draw:fill-color="#ff0000" style:repeat="repeat"/>
      <style:text-properties fo:font-size="14pt" style:font-size-asian="14pt" style:font-size-complex="14pt"/>
    </style:style>
    <style:style style:name="ce12" style:family="table-cell">
      <style:graphic-properties draw:fill="solid" draw:fill-color="#00ff00" style:repeat="repeat"/>
    </style:style>
    <style:style style:name="P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layer="layout" svg:width="3.5cm" svg:height="0.886cm" svg:x="2cm" svg:y="1.5cm">
          <draw:text-box>
            <text:p/>
          </draw:text-box>
        </draw:frame>
        <draw:frame draw:style-name="gr1" draw:layer="layout" svg:width="2cm" svg:height="0.886cm" svg:x="0.5cm" svg:y="0.614cm">
          <draw:text-box>
            <text:p>図１</text:p>
          </draw:text-box>
        </draw:frame>
        <draw:frame draw:style-name="standard" draw:layer="layout" svg:width="26.999cm" svg:height="1.085cm" svg:x="0.261cm" svg:y="1.8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記事１</text:span></text:p>
                <text:p text:style-name="P1"><text:span text:style-name="T1">(10KB)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cm" svg:height="0.886cm" svg:x="0.5cm" svg:y="3.114cm">
          <draw:text-box>
            <text:p>図２</text:p>
          </draw:text-box>
        </draw:frame>
        <draw:frame draw:style-name="standard" draw:layer="layout" svg:width="26.999cm" svg:height="1.085cm" svg:x="0.333cm" svg:y="4.239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記事１</text:span></text:p>
                <text:p text:style-name="P1"><text:span text:style-name="T1">(10KB)</text:span></text:p>
              </table:table-cell>
              <table:table-cell table:style-name="ce3">
                <text:p text:style-name="P1"><text:span text:style-name="T1">記事２</text:span></text:p>
                <text:p text:style-name="P1"><text:span text:style-name="T1">(50KB)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999cm" svg:height="1.132cm" svg:x="0.33cm" svg:y="6.565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記事１</text:span></text:p>
                <text:p text:style-name="P1"><text:span text:style-name="T1">(10KB)</text:span></text:p>
              </table:table-cell>
              <table:table-cell table:style-name="ce3">
                <text:p text:style-name="P1"><text:span text:style-name="T1">記事２</text:span></text:p>
                <text:p text:style-name="P1"><text:span text:style-name="T1">(50KB)</text:span></text:p>
              </table:table-cell>
              <table:table-cell table:style-name="ce4">
                <text:p text:style-name="P1"><text:span text:style-name="T1">C</text:span><text:span text:style-name="T1">記事３</text:span></text:p>
                <text:p text:style-name="P1"><text:span text:style-name="T1">(30KB)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6.999cm" svg:height="1.085cm" svg:x="0.331cm" svg:y="9.212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3"/>
            <table:table-column table:style-name="co2"/>
            <table:table-row table:style-name="ro1">
              <table:table-cell table:style-name="ce5">
                <text:p text:style-name="P1"><text:span text:style-name="T1">記事１</text:span></text:p>
                <text:p text:style-name="P1"><text:span text:style-name="T1">(10KB)</text:span></text:p>
              </table:table-cell>
              <table:table-cell table:style-name="ce3">
                <text:p text:style-name="P1"><text:span text:style-name="T1">記事２</text:span></text:p>
                <text:p text:style-name="P1"><text:span text:style-name="T1">(50KB)</text:span></text:p>
              </table:table-cell>
              <table:table-cell table:style-name="ce4">
                <text:p text:style-name="P1"><text:span text:style-name="T1">記事３</text:span></text:p>
                <text:p text:style-name="P1"><text:span text:style-name="T1">(30KB)</text:span></text:p>
              </table:table-cell>
              <table:table-cell table:style-name="ce6">
                <text:p text:style-name="P1"><text:span text:style-name="T1">記事１</text:span></text:p>
                <text:p text:style-name="P1"><text:span text:style-name="T1">(50KB)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1" draw:layer="layout" svg:width="2cm" svg:height="0.886cm" svg:x="0.5cm" svg:y="5.614cm">
          <draw:text-box>
            <text:p>図３</text:p>
          </draw:text-box>
        </draw:frame>
        <draw:frame draw:style-name="gr1" draw:layer="layout" svg:width="2cm" svg:height="0.886cm" svg:x="0.4cm" svg:y="8cm">
          <draw:text-box>
            <text:p>図４</text:p>
          </draw:text-box>
        </draw:frame>
        <draw:frame draw:style-name="gr1" draw:layer="layout" svg:width="2cm" svg:height="0.886cm" svg:x="0.4cm" svg:y="10.5cm">
          <draw:text-box>
            <text:p>図６</text:p>
          </draw:text-box>
        </draw:frame>
        <draw:frame draw:style-name="standard" draw:layer="layout" svg:width="26.525cm" svg:height="1.311cm" svg:x="0.501cm" svg:y="11.43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2">
              <table:table-cell table:style-name="ce7">
                <text:p><text:span text:style-name="T2">スーパーブロック</text:span></text:p>
              </table:table-cell>
              <table:table-cell table:style-name="ce8">
                <text:p><text:span text:style-name="T2">空きデータ</text:span></text:p>
                <text:p><text:span text:style-name="T2">管理領域</text:span></text:p>
              </table:table-cell>
              <table:table-cell table:style-name="ce9">
                <text:p><text:span text:style-name="T2">ファイル管理領域</text:span></text:p>
                <text:p><text:span text:style-name="T2">(</text:span><text:span text:style-name="T2">ファイル、ディレクトリ）</text:span></text:p>
              </table:table-cell>
              <table:table-cell table:style-name="ce10">
                <text:p><text:span text:style-name="T2">ディレクトリデータ領域</text:span></text:p>
              </table:table-cell>
              <table:table-cell table:style-name="ce11">
                <text:p><text:span text:style-name="T2">ユーザデータ領域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frame draw:style-name="gr1" draw:layer="layout" svg:width="2cm" svg:height="0.886cm" svg:x="0.4cm" svg:y="0.7cm">
          <draw:text-box>
            <text:p>図７</text:p>
          </draw:text-box>
        </draw:frame>
        <draw:frame draw:style-name="gr1" draw:layer="layout" svg:width="2cm" svg:height="0.886cm" svg:x="0.4cm" svg:y="6.1cm">
          <draw:text-box>
            <text:p>図８</text:p>
          </draw:text-box>
        </draw:frame>
        <draw:frame draw:style-name="gr1" draw:layer="layout" svg:width="2cm" svg:height="0.886cm" svg:x="0.4cm" svg:y="14.5cm">
          <draw:text-box>
            <text:p>図９</text:p>
          </draw:text-box>
        </draw:frame>
        <draw:frame draw:style-name="standard" draw:layer="layout" svg:width="25.498cm" svg:height="3.11cm" svg:x="1.136cm" svg:y="1.97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3" table:default-cell-style-name="ce12">
              <table:table-cell>
                <text:p>ユーザデータ領域内の空きデータ領域</text:p>
              </table:table-cell>
              <table:table-cell>
                <text:p>ブロック数（KB単位)</text:p>
              </table:table-cell>
              <table:table-cell>
                <text:p>ブロック位置（KB単位)</text:p>
              </table:table-cell>
            </table:table-row>
            <table:table-row table:style-name="ro4" table:default-cell-style-name="ce1">
              <table:table-cell>
                <text:p>空きデータ領域１</text:p>
              </table:table-cell>
              <table:table-cell>
                <text:p>10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空きデータ領域２</text:p>
              </table:table-cell>
              <table:table-cell>
                <text:p>10</text:p>
              </table:table-cell>
              <table:table-cell>
                <text:p>14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98cm" svg:height="6.81cm" svg:x="3.586cm" svg:y="7.06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3" table:default-cell-style-name="ce12">
              <table:table-cell>
                <text:p>ブロック位置(KB単位）</text:p>
              </table:table-cell>
              <table:table-cell>
                <text:p>対応するファイルパス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/</text:p>
              </table:table-cell>
            </table:table-row>
            <table:table-row table:style-name="ro3" table:default-cell-style-name="ce1">
              <table:table-cell>
                <text:p>0.5</text:p>
              </table:table-cell>
              <table:table-cell>
                <text:p>/lost+found</text:p>
              </table:table-cell>
            </table:table-row>
            <table:table-row table:style-name="ro3" table:default-cell-style-name="ce1">
              <table:table-cell>
                <text:p>1.0</text:p>
              </table:table-cell>
              <table:table-cell>
                <text:p>/mydir</text:p>
              </table:table-cell>
            </table:table-row>
            <table:table-row table:style-name="ro3" table:default-cell-style-name="ce1">
              <table:table-cell>
                <text:p>1.5</text:p>
              </table:table-cell>
              <table:table-cell>
                <text:p>/mydir/article_1</text:p>
              </table:table-cell>
            </table:table-row>
            <table:table-row table:style-name="ro3" table:default-cell-style-name="ce1">
              <table:table-cell>
                <text:p>2.0</text:p>
              </table:table-cell>
              <table:table-cell>
                <text:p>/mydir/article_2</text:p>
              </table:table-cell>
            </table:table-row>
            <table:table-row table:style-name="ro3" table:default-cell-style-name="ce1">
              <table:table-cell>
                <text:p>2.5</text:p>
              </table:table-cell>
              <table:table-cell>
                <text:p>/mydir/article_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1.127cm" svg:height="3.891cm" svg:x="1.132cm" svg:y="15.77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3" table:default-cell-style-name="ce12">
              <table:table-cell>
                <text:p>ファイル名</text:p>
              </table:table-cell>
              <table:table-cell>
                <text:p>ブロック数（KB単位)</text:p>
              </table:table-cell>
              <table:table-cell>
                <text:p>ブロック位置（KB単位)</text:p>
              </table:table-cell>
            </table:table-row>
            <table:table-row table:style-name="ro3" table:default-cell-style-name="ce1">
              <table:table-cell>
                <text:p>article_1</text:p>
              </table:table-cell>
              <table:table-cell>
                <text:p>50</text:p>
              </table:table-cell>
              <table:table-cell>
                <text:p>90</text:p>
              </table:table-cell>
            </table:table-row>
            <table:table-row table:style-name="ro3" table:default-cell-style-name="ce1">
              <table:table-cell>
                <text:p>article_2</text:p>
              </table:table-cell>
              <table:table-cell>
                <text:p>50</text:p>
              </table:table-cell>
              <table:table-cell>
                <text:p>10</text:p>
              </table:table-cell>
            </table:table-row>
            <table:table-row table:style-name="ro3" table:default-cell-style-name="ce1">
              <table:table-cell>
                <text:p>article_3</text:p>
              </table:table-cell>
              <table:table-cell>
                <text:p>30</text:p>
              </table:table-cell>
              <table:table-cell>
                <text:p>6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frame draw:style-name="gr1" draw:layer="layout" svg:width="4.6cm" svg:height="0.886cm" svg:x="0.4cm" svg:y="0.5cm">
          <draw:text-box>
            <text:p>図１０</text:p>
          </draw:text-box>
        </draw:frame>
        <draw:frame draw:style-name="gr1" draw:layer="layout" svg:width="4.1cm" svg:height="0.886cm" svg:x="0.4cm" svg:y="9.9cm">
          <draw:text-box>
            <text:p>図１１</text:p>
          </draw:text-box>
        </draw:frame>
        <draw:frame draw:style-name="standard" draw:layer="layout" svg:width="12.35cm" svg:height="3.891cm" svg:x="3.062cm" svg:y="12.404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1" table:default-cell-style-name="ce12">
              <table:table-cell>
                <text:p>ファイル名</text:p>
              </table:table-cell>
              <table:table-cell>
                <text:p>ブロック位置(KB)</text:p>
              </table:table-cell>
            </table:table-row>
            <table:table-row table:style-name="ro1" table:default-cell-style-name="ce1">
              <table:table-cell>
                <text:p>article_1</text:p>
              </table:table-cell>
              <table:table-cell>
                <text:p>1.5</text:p>
              </table:table-cell>
            </table:table-row>
            <table:table-row table:style-name="ro1" table:default-cell-style-name="ce1">
              <table:table-cell>
                <text:p>article_2</text:p>
              </table:table-cell>
              <table:table-cell>
                <text:p>2.0</text:p>
              </table:table-cell>
            </table:table-row>
            <table:table-row table:style-name="ro1" table:default-cell-style-name="ce1">
              <table:table-cell>
                <text:p>article_3</text:p>
              </table:table-cell>
              <table:table-cell>
                <text:p>2.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1.127cm" svg:height="1.945cm" svg:x="2.974cm" svg:y="4.10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3" table:default-cell-style-name="ce12">
              <table:table-cell>
                <text:p>ディレクトリ名</text:p>
              </table:table-cell>
              <table:table-cell>
                <text:p>ブロック数（KB単位)</text:p>
              </table:table-cell>
              <table:table-cell>
                <text:p>ブロック位置（KB単位)</text:p>
              </table:table-cell>
            </table:table-row>
            <table:table-row table:style-name="ro3" table:default-cell-style-name="ce1">
              <table:table-cell>
                <text:p>mydir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8T22:19:00.67</meta:creation-date>
    <meta:editing-duration>PT00H18M03S</meta:editing-duration>
    <meta:editing-cycles>7</meta:editing-cycles>
    <dc:date>2009-12-08T22:36:59.56</dc:date>
    <meta:generator>OpenOffice.org/3.1$Win32 OpenOffice.org_project/310m19$Build-9420</meta:generator>
    <meta:document-statistic meta:object-count="48"/>
  </office:meta>
</office:document-meta>
</file>